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</text:p>
      <text:p text:style-name="Standard">{</text:p>
      <text:p text:style-name="Standard"><text:s text:c="4"/>double packet,i,j;</text:p>
      <text:p text:style-name="Standard"><text:s text:c="4"/></text:p>
      <text:p text:style-name="Standard"><text:s text:c="4"/>for(i=20;i&lt;=800;i=i+5){</text:p>
      <text:p text:style-name="Standard"><text:s text:c="8"/>packet=1000000/i;</text:p>
      <text:p text:style-name="Standard"><text:s text:c="8"/>for(j=.0001;j&lt;=.00025;j=j+.00001){</text:p>
      <text:p text:style-name="Standard"><text:s text:c="12"/>if(packet*j==1){</text:p>
      <text:p text:style-name="Standard"><text:s text:c="12"/>cout&lt;&lt;"bit=..."&lt;&lt;i&lt;&lt;" <text:s text:c="3"/>"&lt;&lt;"packet...."&lt;&lt;packet&lt;&lt;" <text:s text:c="2"/>"&lt;&lt;"timeslot=..."&lt;&lt;j&lt;&lt;endl;</text:p>
      <text:p text:style-name="Standard"><text:s text:c="16"/></text:p>
      <text:p text:style-name="Standard"><text:s text:c="12"/>}</text:p>
      <text:p text:style-name="Standard"><text:s text:c="8"/>}</text:p>
      <text:p text:style-name="Standard"><text:s text:c="8"/></text:p>
      <text:p text:style-name="Standard"><text:s text:c="8"/></text:p>
      <text:p text:style-name="Standard"><text:s text:c="4"/>}</text:p>
      <text:p text:style-name="Standard"><text:s text:c="4"/>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17:28:37.262913989</meta:creation-date>
    <dc:date>2020-11-29T17:29:34.243637444</dc:date>
    <meta:editing-duration>PT1M</meta:editing-duration>
    <meta:editing-cycles>1</meta:editing-cycles>
    <meta:document-statistic meta:table-count="0" meta:image-count="0" meta:object-count="0" meta:page-count="1" meta:paragraph-count="20" meta:word-count="23" meta:character-count="368" meta:non-whitespace-character-count="239"/>
    <meta:generator>LibreOffice/6.0.7.3$Linux_X86_64 LibreOffice_project/00m0$Build-3</meta:generator>
  </office:meta>
</office:document-meta>
</file>